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4E0000029AE87EE467.png" manifest:media-type="image/png"/>
  <manifest:file-entry manifest:full-path="Pictures/10000001000003500000032B1665D1E6.png" manifest:media-type="image/png"/>
  <manifest:file-entry manifest:full-path="Pictures/10000001000003500000032BDA4E5EE3.png" manifest:media-type="image/png"/>
  <manifest:file-entry manifest:full-path="Pictures/100000010000034E0000029A5F3C935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7e60"/>
    </style:style>
    <style:style style:name="T1" style:family="text">
      <style:text-properties officeooo:rsid="00047e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74pt dotted #000000" style:mirror="none" fo:clip="rect(0cm, 1.268cm, 0.21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273cm, 1.035cm, 0.974cm, 0.212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n1" text:anchor-type="char" svg:x="-1.912cm" svg:y="-0.861cm" svg:width="17.251cm" svg:height="13.361cm" draw:z-index="0"><draw:image xlink:href="Pictures/100000010000034E0000029A5F3C9355.png" xlink:type="simple" xlink:show="embed" xlink:actuate="onLoad" draw:mime-type="image/png"/></draw:frame><text:s text:c="6"/><draw:frame draw:style-name="fr1" draw:name="Imagen4" text:anchor-type="char" svg:x="15.887cm" svg:y="-1.824cm" svg:width="17cm" svg:height="16.258cm" draw:z-index="3"><draw:image xlink:href="Pictures/10000001000003500000032BDA4E5EE3.png" xlink:type="simple" xlink:show="embed" xlink:actuate="onLoad" draw:mime-type="image/png"/></draw:frame><text:s text:c="155"/></text:p>
      <text:p text:style-name="P1"/>
      <text:p text:style-name="P1"/>
      <text:p text:style-name="P1"/>
      <text:p text:style-name="P1"><draw:frame draw:style-name="fr1" draw:name="Imagen3" text:anchor-type="char" svg:x="-1.759cm" svg:y="11.22cm" svg:width="17cm" svg:height="16.258cm" draw:z-index="2"><draw:image xlink:href="Pictures/10000001000003500000032B1665D1E6.png" xlink:type="simple" xlink:show="embed" xlink:actuate="onLoad" draw:mime-type="image/png"/></draw:frame><draw:frame draw:style-name="fr2" draw:name="Imagen2" text:anchor-type="char" svg:x="15.61cm" svg:y="12.79cm" svg:width="17.519cm" svg:height="15.58cm" draw:z-index="1"><draw:image xlink:href="Pictures/100000010000034E0000029AE87EE46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40.4cm" fo:page-height="40.501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6T18:48:18.225081801</meta:creation-date>
    <dc:date>2025-12-16T19:05:51.075034540</dc:date>
    <meta:editing-duration>PT6M50S</meta:editing-duration>
    <meta:editing-cycles>1</meta:editing-cycles>
    <meta:document-statistic meta:table-count="0" meta:image-count="4" meta:object-count="0" meta:page-count="1" meta:paragraph-count="1" meta:word-count="0" meta:character-count="161" meta:non-whitespace-character-count="0"/>
    <meta:generator>LibreOffice/24.2.7.2$Linux_X86_64 LibreOffice_project/420$Build-2</meta:generator>
  </office:meta>
</office:document-meta>
</file>